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461cm" table:align="margins" style:shadow="none"/>
    </style:style>
    <style:style style:name="Table1.A" style:family="table-column">
      <style:table-column-properties style:column-width="2.249cm" style:rel-column-width="1275*"/>
    </style:style>
    <style:style style:name="Table1.B" style:family="table-column">
      <style:table-column-properties style:column-width="8.11cm" style:rel-column-width="4598*"/>
    </style:style>
    <style:style style:name="Table1.C" style:family="table-column">
      <style:table-column-properties style:column-width="8.102cm" style:rel-column-width="4593*"/>
    </style:style>
    <style:style style:name="Table1.A1" style:family="table-cell">
      <style:table-cell-properties fo:padding="0.097cm" fo:border-left="none" fo:border-right="none" fo:border-top="0.088cm solid #999999" fo:border-bottom="0.088cm solid #999999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6" style:family="table-cell">
      <style:table-cell-properties fo:padding="0.097cm" fo:border-left="none" fo:border-right="none" fo:border-top="none" fo:border-bottom="0.018cm solid #999999"/>
    </style:style>
    <style:style style:name="Table1.A7" style:family="table-cell">
      <style:table-cell-properties fo:padding="0.097cm" fo:border-left="none" fo:border-right="none" fo:border-top="none" fo:border-bottom="0.002cm solid #999999"/>
    </style:style>
    <style:style style:name="Table1.A13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 fo:padding="0cm" fo:border-left="none" fo:border-right="none" fo:border-top="none" fo:border-bottom="0.035cm solid #808080" style:shadow="none"/>
      <style:text-properties style:font-name="Ubuntu" fo:font-size="6pt" fo:font-weight="bold" style:font-size-asian="6pt" style:font-weight-asian="bold" style:font-size-complex="6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cm" fo:margin-bottom="0cm" fo:text-align="center" style:justify-single-word="false">
        <style:tab-stops/>
      </style:paragraph-properties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5" style:family="paragraph" style:parent-style-name="Text_20_body" style:master-page-name="">
      <style:paragraph-properties fo:margin-top="0cm" fo:margin-bottom="0cm" fo:text-align="center" style:justify-single-word="false" style:page-number="auto"/>
      <style:text-properties style:font-name="Ubuntu" fo:font-size="20pt" style:font-size-asian="20pt" style:font-size-complex="20pt"/>
    </style:style>
    <style:style style:name="P6" style:family="paragraph" style:parent-style-name="Table_20_Contents" style:master-page-name="">
      <style:paragraph-properties fo:margin-top="0cm" fo:margin-bottom="0cm" fo:text-align="start" style:justify-single-word="false" style:page-number="auto" fo:padding="0cm" fo:border="none" style:shadow="none">
        <style:tab-stops/>
      </style:paragraph-properties>
      <style:text-properties style:font-name="Ubuntu" fo:font-size="8pt" fo:font-weight="normal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cm" fo:margin-bottom="0cm" fo:text-align="center" style:justify-single-word="false" fo:padding="0cm" fo:border="none" style:shadow="none">
        <style:tab-stops/>
      </style:paragraph-properties>
      <style:text-properties style:font-name="Ubuntu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Ubuntu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 style:master-page-name="Standard">
      <style:paragraph-properties fo:margin-top="0cm" fo:margin-bottom="0cm" fo:text-align="center" style:justify-single-word="false" style:page-number="auto"/>
      <style:text-properties style:font-name="Ubuntu" fo:font-size="20pt" style:font-size-asian="20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style:text-underline-style="none" fo:font-weight="normal" style:font-size-asian="8pt" style:font-weight-asian="normal" style:font-size-complex="8pt" style:font-weight-complex="normal" style:text-overline-style="none" style:text-overline-color="#9999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background-color="transparent"/>
    </style:style>
    <style:style style:name="T5" style:family="text">
      <style:text-properties style:font-name="Ubuntu" fo:font-size="6pt" style:font-size-asian="6pt" style:font-size-complex="6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 style:text-overline-style="solid" style:text-overline-width="auto" style:text-overline-color="font-color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10" style:family="text">
      <style:text-properties style:text-underline-style="solid" style:text-underline-type="double" style:text-underline-width="auto" style:text-underline-color="#999999" fo:font-weight="bold" style:font-weight-asian="bold" style:font-weight-complex="bold" style:text-overline-style="solid" style:text-overline-width="auto" style:text-overline-color="#999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get_company(data)&gt;">Open For Small Business</text:text-input></text:p>
      <text:p text:style-name="P3">Balance Sheet </text:p>
      <text:p text:style-name="P3">As At <text:text-input text:description="&lt;get_balance_date(data)&gt;">31 March 2011</text:text-input></text:p>
      <text:p text:style-name="P7"><text:text-input text:description="&lt;get_data(data)&gt;">&lt;get_data(data)&gt;</text:text-input></text:p>
      <text:p text:style-name="P7"><text:text-input text:description="&lt;for each=&quot;cat in get_cat()&quot;&gt;">&lt;for each="cat in get_cat()"&gt;</text:text-input></text:p>
      <text:p text:style-name="P8"><text:text-input text:description="&lt;if test=&quot;cat['break']&quot;&gt;">&lt;if test="cat.break"&gt;</text:text-input></text:p>
      <text:p text:style-name="P8"><text:s/></text:p>
      <text:p text:style-name="P15"><text:text-input text:description="&lt;get_company(data)&gt;">Open For Small Business</text:text-input></text:p>
      <text:p text:style-name="P3">Balance Sheet </text:p>
      <text:p text:style-name="P3">As At <text:text-input text:description="&lt;get_balance_date(data)&gt;">31 March 2011</text:text-input></text:p>
      <text:p text:style-name="P4"/>
      <text:p text:style-name="P6"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3"><text:text-input text:description="&lt;cat.name&gt;">Assets</text:text-input>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>
          <table:table-cell table:style-name="Table1.A2" table:number-columns-spanned="3" office:value-type="string">
            <text:p text:style-name="P9"><text:text-input text:description="&lt;for each=&quot;type in cat.types&quot;&gt;">&lt;for each="type in cat.types"&gt;</text:text-input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9"><text:text-input text:description="&lt;for each=&quot;line in get_lines(type)&quot;&gt;">&lt;for each="line in get_lines(type)"&gt;</text:text-input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9"><text:text-input text:description="&lt;choose&gt;">&lt;choose&gt;</text:text-input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9"><text:text-input text:description="&lt;when test=&quot;line.type == 'view'&quot;&gt;">&lt;when test="line.type == 'view'"&gt;</text:text-input>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9"><text:span text:style-name="T6"><text:text-input text:description="&lt;indent(line, 3, 'l')&gt;"> </text:text-input></text:span><text:span text:style-name="T7"><text:text-input text:description="&lt;line.code or ''&gt;">111111</text:text-input></text:span></text:p>
          </table:table-cell>
          <table:table-cell table:style-name="Table1.A6" office:value-type="string">
            <text:p text:style-name="P9"><text:span text:style-name="T6"><text:text-input text:description="&lt;indent(line, 3, 'l')&gt;"> </text:text-input></text:span><text:span text:style-name="T7"><text:text-input text:description="&lt;line.name or ''&gt;">Fixed Assets</text:text-input></text:span></text:p>
          </table:table-cell>
          <table:table-cell table:style-name="Table1.A6" office:value-type="string">
            <text:p text:style-name="P10"><text:span text:style-name="T6"/></text:p>
          </table:table-cell>
        </table:table-row>
        <table:table-row>
          <table:table-cell table:style-name="Table1.A7" table:number-columns-spanned="3" office:value-type="string">
            <text:p text:style-name="P9"><text:text-input text:description="&lt;/when&gt;">&lt;/when&gt;</text:text-input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9"><text:text-input text:description="&lt;when test=&quot;line.type == 'view_total'&quot;&gt;">&lt;when test="line.type == 'view_total'"&gt;</text:text-input>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8"><text:span text:style-name="T6"><text:text-input text:description="&lt;indent(line, 3, 'l')&gt;"> </text:text-input></text:span><text:text-input text:description="&lt;line.code or ''&gt;">111111</text:text-input></text:p>
          </table:table-cell>
          <table:table-cell table:style-name="Table1.A6" office:value-type="string">
            <text:p text:style-name="P18"><text:span text:style-name="T6"><text:text-input text:description="&lt;indent(line, 3, 'l')&gt;"> </text:text-input></text:span><text:text-input text:description="&lt;line.name or ''&gt;">Fixed Assets</text:text-input></text:p>
          </table:table-cell>
          <table:table-cell table:style-name="Table1.A6" office:value-type="string">
            <text:p text:style-name="P10"><text:span text:style-name="T9"><text:text-input text:description="&lt;line.fmt_balance&gt;">$123.45</text:text-input></text:span><text:span text:style-name="T6"><text:text-input text:description="&lt;indent(line, 20, 'r')&gt;"> </text:text-input></text:span></text:p>
          </table:table-cell>
        </table:table-row>
        <table:table-row>
          <table:table-cell table:style-name="Table1.A7" table:number-columns-spanned="3" office:value-type="string">
            <text:p text:style-name="P9"><text:text-input text:description="&lt;/when&gt;">&lt;/when&gt;</text:text-input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9"><text:text-input text:description="&lt;otherwise&gt;">&lt;otherwise&gt;</text:text-input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12"><text:span text:style-name="T6"><text:text-input text:description="&lt;indent(line, 3, 'l')&gt;"> </text:text-input></text:span><text:text-input text:description="&lt;line.code or ''&gt;">111111</text:text-input></text:p>
          </table:table-cell>
          <table:table-cell table:style-name="Table1.A7" office:value-type="string">
            <text:p text:style-name="P12"><text:span text:style-name="T6"><text:text-input text:description="&lt;indent(line, 3, 'l')&gt;"> </text:text-input></text:span><text:text-input text:description="&lt;line.name or ''&gt;">Fixed Assets</text:text-input></text:p>
          </table:table-cell>
          <table:table-cell table:style-name="Table1.A7" office:value-type="string">
            <text:p text:style-name="P11"><text:text-input text:description="&lt;line.fmt_balance&gt;">$123.45</text:text-input><text:span text:style-name="T6"><text:text-input text:description="&lt;indent(line, 20, 'r')&gt;"> </text:text-input></text:span></text:p>
          </table:table-cell>
        </table:table-row>
        <table:table-row>
          <table:table-cell table:style-name="Table1.A13" table:number-columns-spanned="3" office:value-type="string">
            <text:p text:style-name="P9"><text:text-input text:description="&lt;/otherwise&gt;">&lt;/otherwise&gt;</text:text-input></text:p>
          </table:table-cell>
          <table:covered-table-cell/>
          <table:covered-table-cell/>
        </table:table-row>
        <table:table-row>
          <table:table-cell table:style-name="Table1.A13" table:number-columns-spanned="3" office:value-type="string">
            <text:p text:style-name="P9"><text:text-input text:description="&lt;/choose&gt;">&lt;/choose&gt;</text:text-input></text:p>
          </table:table-cell>
          <table:covered-table-cell/>
          <table:covered-table-cell/>
        </table:table-row>
        <table:table-row>
          <table:table-cell table:style-name="Table1.A13" table:number-columns-spanned="3" office:value-type="string">
            <text:p text:style-name="P9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13" table:number-columns-spanned="3" office:value-type="string">
            <text:p text:style-name="P19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13" table:number-columns-spanned="3" office:value-type="string">
            <text:p text:style-name="P10"><text:span text:style-name="T10"><text:text-input text:description="&lt;get_total(cat.sum)&gt;">$1234567.89</text:text-input></text:span></text:p>
          </table:table-cell>
          <table:covered-table-cell/>
          <table:covered-table-cell/>
        </table:table-row>
      </table:table>
      <text:p text:style-name="P8"/>
      <text:p text:style-name="P8"><text:text-input text:description="&lt;/for&gt;">&lt;/for&gt;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66cm" style:type="center"/>
          <style:tab-stop style:position="18.733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 fo:padding="0cm" fo:border-left="none" fo:border-right="none" fo:border-top="none" fo:border-bottom="0.035cm solid #808080" style:shadow="none"/>
      <style:text-properties style:font-name="Ubuntu" fo:font-size="6pt" fo:font-weight="bold" style:font-size-asian="6pt" style:font-weight-asian="bold" style:font-size-complex="6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fo:background-color="transparent" style:font-weight-asian="normal" style:font-weight-complex="normal"/>
    </style:style>
    <style:style style:name="MT3" style:family="text">
      <style:text-properties fo:background-color="transparent"/>
    </style:style>
    <style:style style:name="MT4" style:family="text">
      <style:text-properties style:font-name="Ubuntu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101cm" fo:margin-bottom="1.27cm" fo:margin-left="1.27cm" fo:margin-right="1.2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hart of Account: <text:span text:style-name="MT1"><text:text-input text:description="&lt;get_account(data)&gt;">Default Chart</text:text-input></text:span><text:span text:style-name="MT1"> <text:s/>- <text:s/></text:span>Display Account:<text:span text:style-name="MT1"> </text:span><text:span text:style-name="MT1"><text:text-input text:description="&lt;get_display(data)&gt;">All</text:text-input></text:span><text:span text:style-name="MT1"> <text:s/>- <text:s/></text:span>Entries:<text:span text:style-name="MT1"> </text:span><text:span text:style-name="MT2"><text:text-input text:description="&lt;get_target_move(data)&gt;">Posted</text:text-input></text:span><text:span text:style-name="MT2"> <text:s/>- <text:s/></text:span><text:span text:style-name="MT3">Printed:</text:span><text:span text:style-name="MT2"> </text:span><text:span text:style-name="MT2"><text:text-input text:description="&lt;time.strftime('%c')&gt;">May 28 2011</text:text-input></text:span></text:p>
      </style:header>
      <style:footer>
        <text:p text:style-name="MP2"><text:span text:style-name="MT4">Page </text:span><text:span text:style-name="MT4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9T11:23:19</dc:date>
    <dc:creator>graemeg </dc:creator>
    <meta:generator>LibreOffice/3.3$Unix LibreOffice_project/330m19$Build-202</meta:generator>
    <meta:editing-duration>P9DT22H42M45S</meta:editing-duration>
    <meta:editing-cycles>483</meta:editing-cycles>
    <meta:document-statistic meta:table-count="1" meta:image-count="0" meta:object-count="0" meta:page-count="2" meta:paragraph-count="36" meta:word-count="90" meta:character-count="597"/>
  </office:meta>
</office:document-meta>
</file>